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3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7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0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8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6cm" svg:height="0.395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21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2" draw:layer="layout" svg:width="0.637cm" svg:height="0.937cm" svg:x="12.686cm" svg:y="3.279cm">
          <draw:text-box>
            <text:p text:style-name="P2">...</text:p>
          </draw:text-box>
        </draw:frame>
        <draw:line draw:style-name="gr23" draw:text-style-name="P1" draw:layer="layout" svg:x1="7.408cm" svg:y1="6.12cm" svg:x2="10.9cm" svg:y2="6.12cm">
          <text:p/>
        </draw:line>
        <draw:frame draw:style-name="gr24" draw:text-style-name="P10" draw:layer="layout" svg:width="3.058cm" svg:height="0.789cm" svg:x="8.167cm" svg:y="6.772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5" draw:text-style-name="P1" draw:layer="layout" svg:x1="10.9cm" svg:y1="6.638cm" svg:x2="7.408cm" svg:y2="6.638cm">
          <text:p/>
        </draw:line>
        <draw:frame draw:style-name="gr26" draw:text-style-name="P14" draw:layer="layout" svg:width="3.033cm" svg:height="1.183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7" draw:text-style-name="P1" draw:layer="layout" svg:x1="7.408cm" svg:y1="6.138cm" svg:x2="10.882cm" svg:y2="4.834cm">
          <text:p/>
        </draw:line>
        <draw:line draw:style-name="gr27" draw:text-style-name="P1" draw:layer="layout" svg:x1="7.408cm" svg:y1="6.138cm" svg:x2="10.9cm" svg:y2="3.28cm">
          <text:p/>
        </draw:line>
        <draw:line draw:style-name="gr28" draw:text-style-name="P1" draw:layer="layout" svg:x1="2.128cm" svg:y1="3.598cm" svg:x2="2.128cm" svg:y2="8.678cm">
          <text:p/>
        </draw:line>
        <draw:line draw:style-name="gr29" draw:text-style-name="P1" draw:layer="layout" svg:x1="2.545cm" svg:y1="3.598cm" svg:x2="2.545cm" svg:y2="8.678cm">
          <text:p/>
        </draw:line>
        <draw:frame draw:style-name="gr30" draw:text-style-name="P15" draw:layer="layout" svg:width="1.416cm" svg:height="0.78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31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2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33" draw:text-style-name="P1" draw:layer="layout" svg:x1="5.185cm" svg:y1="3.598cm" svg:x2="5.185cm" svg:y2="5.82cm">
          <text:p/>
        </draw:line>
        <draw:frame draw:style-name="gr34" draw:text-style-name="P16" draw:layer="layout" svg:width="6.877cm" svg:height="1.415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4" draw:text-style-name="P17" draw:layer="layout" svg:width="1.551cm" svg:height="0.471cm" svg:x="8.497cm" svg:y="11.378cm">
          <draw:text-box>
            <text:p text:style-name="P4"><text:span text:style-name="T12">Network</text:span></text:p>
          </draw:text-box>
        </draw:frame>
        <draw:frame draw:style-name="gr13" draw:text-style-name="P15" draw:layer="layout" svg:width="1.93cm" svg:height="0.395cm" draw:transform="rotate (-1.57079632679579) translate (5.649cm 3.708cm)">
          <draw:text-box>
            <text:p text:style-name="P2"><text:span text:style-name="T9">X11 Image</text:span></text:p>
          </draw:text-box>
        </draw:frame>
        <draw:frame draw:style-name="gr13" draw:text-style-name="P15" draw:layer="layout" svg:width="1.612cm" svg:height="0.395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9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3T21:11:02</dc:date>
    <meta:editing-cycles>29</meta:editing-cycles>
    <meta:editing-duration>PT03H03M07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